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ziennik praktyk zawodowych – 28.04.2026<text:line-break/>Godziny praktyk: 8:00 - 16:00<text:line-break/><text:line-break/>Temat dnia:<text:line-break/>Konfiguracja i debugowanie Supabase Studio<text:line-break/><text:line-break/>Opis wykonanych czynności:<text:line-break/> <text:s text:c="6"/>1. Próba uruchomienia Studio z obrazem supabase/studio:latest.<text:line-break/> <text:s text:c="6"/>2. Wyszukiwanie działających tagów po błędzie 404.<text:line-break/> <text:s text:c="6"/>3. Ustawienie poprawnego PG_META_DB_USER: supabase_admin w supabase-meta.<text:line-break/><text:line-break/>Napotkane problemy:<text:line-break/> <text:s text:c="6"/>1. Problem: failed to resolve reference "docker.io/supabase/studio:latest" - tag nie istnieje.<text:line-break/>Rozwiązanie: Użycie konkretnej wersji supabase/studio:20231121-62e8010.<text:line-break/> <text:s text:c="6"/>2. Problem: Studio wywalało błąd API error... SNIPPETS_MANAGEMENT_FOLDER env var is not set.<text:line-break/>Rozwiązanie: Nowsze wersje wymagają tej zmiennej. Użycie starszej wersji rozwiązuje problem.<text:line-break/> <text:s text:c="6"/>3. Problem: supabase-meta nie mogło połączyć się z bazą - role "postgres" does not exist.<text:line-break/>Rozwiązanie: init.sql tworzy rolę supabase_admin. Zmiana PG_META_DB_USER na supabase_admin.<text:line-break/><text:line-break/>Wnioski/Uwagi:<text:line-break/>Supabase wymaga spójności między init.sql a zmiennymi w compose. Wersje obrazów trzeba weryfikować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15:13.868453000</meta:creation-date>
    <dc:date>2026-05-04T09:16:00.327153300</dc:date>
    <meta:editing-duration>PT47S</meta:editing-duration>
    <meta:editing-cycles>1</meta:editing-cycles>
    <meta:document-statistic meta:table-count="0" meta:image-count="0" meta:object-count="0" meta:page-count="1" meta:paragraph-count="1" meta:word-count="120" meta:character-count="1056" meta:non-whitespace-character-count="890"/>
    <meta:generator>LibreOffice/25.8.5.2$Windows_X86_64 LibreOffice_project/9c8b85f387cc00a89945a79c9e6239f32e450ac2</meta:generator>
  </office:meta>
</office:document-meta>
</file>